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06cm" fo:min-width="1.26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5cm" fo:min-width="0.8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06cm" fo:min-width="1.642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506cm" fo:min-width="1.829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15cm" fo:min-width="1.234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06cm" fo:min-width="2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cm" svg:height="1.2cm" svg:x="13.6cm" svg:y="10.5cm">
          <text:p text:style-name="P1"><text:span text:style-name="T1">Display</text:span></text:p>
          <text:p text:style-name="P1"><text:span text:style-name="T1">Tab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3.1cm" svg:y1="5.3cm" svg:x2="3.1cm" svg:y2="6.9cm">
          <text:p/>
        </draw:line>
        <draw:line draw:style-name="gr2" draw:text-style-name="P1" draw:layer="layout" svg:x1="3.5cm" svg:y1="2.9cm" svg:x2="3.5cm" svg:y2="4.1cm">
          <text:p/>
        </draw:line>
        <draw:frame draw:style-name="gr3" draw:text-style-name="P3" draw:layer="layout" svg:width="2.085cm" svg:height="0.725cm" svg:x="2.6cm" svg:y="2cm">
          <draw:text-box>
            <text:p><text:span text:style-name="T1">Page 32</text:span></text:p>
          </draw:text-box>
        </draw:frame>
        <draw:custom-shape draw:style-name="gr4" draw:text-style-name="P2" draw:layer="layout" svg:width="2.7cm" svg:height="1.8cm" svg:x="1.8cm" svg:y="6.9cm">
          <text:p text:style-name="P2"><text:span text:style-name="T1">Select</text:span></text:p>
          <text:p text:style-name="P2"><text:span text:style-name="T1">Grap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4.5cm" svg:y1="7.8cm" svg:x2="14.9cm" svg:y2="7.8cm">
          <text:p/>
        </draw:line>
        <draw:line draw:style-name="gr2" draw:text-style-name="P1" draw:layer="layout" svg:x1="8.6cm" svg:y1="7.9cm" svg:x2="8.6cm" svg:y2="10.4cm">
          <text:p/>
        </draw:line>
        <draw:line draw:style-name="gr2" draw:text-style-name="P1" draw:layer="layout" svg:x1="6.1cm" svg:y1="7.8cm" svg:x2="6.1cm" svg:y2="10.3cm">
          <text:p/>
        </draw:line>
        <draw:line draw:style-name="gr2" draw:text-style-name="P1" draw:layer="layout" svg:x1="3.1cm" svg:y1="8.8cm" svg:x2="3.1cm" svg:y2="10.6cm">
          <text:p/>
        </draw:line>
        <draw:custom-shape draw:style-name="gr6" draw:text-style-name="P2" draw:layer="layout" svg:width="3.4cm" svg:height="1.2cm" svg:x="1.1cm" svg:y="10.5cm">
          <text:p text:style-name="P1"><text:span text:style-name="T1">Display</text:span></text:p>
          <text:p text:style-name="P1"><text:span text:style-name="T1">Bar Char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3.4cm" svg:height="1.2cm" svg:x="3.9cm" svg:y="10.5cm">
          <text:p text:style-name="P1"><text:span text:style-name="T1">Display</text:span></text:p>
          <text:p text:style-name="P1"><text:span text:style-name="T1">Pie Char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3.4cm" svg:height="1.2cm" svg:x="7.001cm" svg:y="10.501cm">
          <text:p text:style-name="P1"><text:span text:style-name="T1">Display</text:span></text:p>
          <text:p text:style-name="P1"><text:span text:style-name="T1">Line Grap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1.901cm" svg:y1="7.901cm" svg:x2="11.901cm" svg:y2="10.401cm">
          <text:p/>
        </draw:line>
        <draw:custom-shape draw:style-name="gr7" draw:text-style-name="P2" draw:layer="layout" svg:width="3.698cm" svg:height="1.2cm" svg:x="10.302cm" svg:y="10.502cm">
          <text:p text:style-name="P1"><text:span text:style-name="T1">Display</text:span></text:p>
          <text:p text:style-name="P1"><text:span text:style-name="T1">Scatter grap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.901cm" svg:y1="7.801cm" svg:x2="14.901cm" svg:y2="10.301cm">
          <text:p/>
        </draw:line>
        <draw:custom-shape draw:style-name="gr6" draw:text-style-name="P2" draw:layer="layout" svg:width="3.4cm" svg:height="1.2cm" svg:x="1.7cm" svg:y="4cm">
          <text:p text:style-name="P1"><text:span text:style-name="T1">Display</text:span></text:p>
          <text:p text:style-name="P1"><text:span text:style-name="T1">Grap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2.6cm" svg:height="1.4cm" svg:x="5.4cm" svg:y="4.1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" draw:text-style-name="P1" draw:layer="layout" svg:x1="5.4cm" svg:y1="4.8cm" svg:x2="4.5cm" svg:y2="4.8cm">
          <text:p/>
        </draw:line>
        <draw:frame draw:style-name="gr3" draw:text-style-name="P3" draw:layer="layout" svg:width="2.085cm" svg:height="0.725cm" svg:x="1.9cm" svg:y="14.3cm">
          <draw:text-box>
            <text:p><text:span text:style-name="T1">Page 32</text:span></text:p>
          </draw:text-box>
        </draw:frame>
        <draw:line draw:style-name="gr2" draw:text-style-name="P1" draw:layer="layout" svg:x1="2.6cm" svg:y1="14.9cm" svg:x2="2.6cm" svg:y2="16.1cm">
          <text:p/>
        </draw:line>
        <draw:custom-shape draw:style-name="gr9" draw:text-style-name="P2" draw:layer="layout" svg:width="4.4cm" svg:height="1.2cm" svg:x="1.3cm" svg:y="16.2cm">
          <text:p text:style-name="P1"><text:span text:style-name="T1">Control</text:span></text:p>
          <text:p text:style-name="P1"><text:span text:style-name="T1"><text:s/></text:span><text:span text:style-name="T1">Type Tab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2.8cm" svg:y1="17.4cm" svg:x2="2.8cm" svg:y2="18.6cm">
          <text:p/>
        </draw:line>
        <draw:custom-shape draw:style-name="gr4" draw:text-style-name="P2" draw:layer="layout" svg:width="2.7cm" svg:height="1.8cm" svg:x="1.5cm" svg:y="18.6cm">
          <text:p text:style-name="P2"><text:span text:style-name="T1">Select</text:span></text:p>
          <text:p text:style-name="P2"><text:span text:style-name="T1">A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1" draw:id="id1" draw:layer="layout" svg:width="3.4cm" svg:height="1.2cm" svg:x="1.1cm" svg:y="21.9cm">
          <text:p text:style-name="P1"><text:span text:style-name="T1">Add</text:span></text:p>
          <text:p text:style-name="P1"><text:span text:style-name="T1">Typ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2.8cm" svg:y1="20.5cm" svg:x2="2.8cm" svg:y2="21.9cm">
          <text:p/>
        </draw:line>
        <draw:line draw:style-name="gr5" draw:text-style-name="P1" draw:layer="layout" svg:x1="4.2cm" svg:y1="19.5cm" svg:x2="9.599cm" svg:y2="19.5cm">
          <text:p/>
        </draw:line>
        <draw:line draw:style-name="gr2" draw:text-style-name="P1" draw:layer="layout" svg:x1="9.6cm" svg:y1="19.501cm" svg:x2="9.6cm" svg:y2="22.001cm">
          <text:p/>
        </draw:line>
        <draw:line draw:style-name="gr2" draw:text-style-name="P1" draw:layer="layout" svg:x1="6.2cm" svg:y1="19.5cm" svg:x2="6.2cm" svg:y2="22cm">
          <text:p/>
        </draw:line>
        <draw:custom-shape draw:style-name="gr6" draw:text-style-name="P2" draw:layer="layout" svg:width="3.4cm" svg:height="1.2cm" svg:x="4.3cm" svg:y="22cm">
          <text:p text:style-name="P1"><text:span text:style-name="T1">Edit</text:span></text:p>
          <text:p text:style-name="P1"><text:span text:style-name="T1">Typ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xml:id="id3" draw:id="id3" draw:layer="layout" svg:width="3.4cm" svg:height="1.2cm" svg:x="7.5cm" svg:y="22.1cm">
          <text:p text:style-name="P1"><text:span text:style-name="T1">Remove</text:span></text:p>
          <text:p text:style-name="P1"><text:span text:style-name="T1">Typ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xml:id="id2" draw:id="id2" draw:layer="layout" svg:width="2.6cm" svg:height="1.4cm" svg:x="4.9cm" svg:y="25.3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svg:x1="2.375cm" svg:y1="23.1cm" svg:x2="4.9cm" svg:y2="26cm" draw:start-shape="id1" draw:start-glue-point="7" draw:end-shape="id2" draw:end-glue-point="5" svg:d="M2375 23100v2900h2525" svg:viewBox="0 0 2526 2901">
          <text:p/>
        </draw:connector>
        <draw:line draw:style-name="gr2" draw:text-style-name="P1" draw:layer="layout" svg:x1="6.1cm" svg:y1="23.3cm" svg:x2="6.1cm" svg:y2="25.3cm">
          <text:p/>
        </draw:line>
        <draw:connector draw:style-name="gr2" draw:text-style-name="P1" draw:layer="layout" svg:x1="7.067cm" svg:y1="26cm" svg:x2="9.2cm" svg:y2="23.3cm" draw:start-shape="id2" draw:start-glue-point="7" draw:end-shape="id3" draw:end-glue-point="8" svg:d="M7067 26000h2133v-2700" svg:viewBox="0 0 2134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15:02:49.103000000</meta:creation-date>
    <dc:date>2015-01-16T16:07:51.322000000</dc:date>
    <meta:editing-duration>PT4M38S</meta:editing-duration>
    <meta:editing-cycles>1</meta:editing-cycles>
    <meta:document-statistic meta:object-count="34"/>
    <meta:generator>LibreOffice/4.3.2.2$Windows_x86 LibreOffice_project/edfb5295ba211bd31ad47d0bad0118690f76407d</meta:generator>
  </office:meta>
</office:document-meta>
</file>